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2cm" draw:marker-end-width="0.322cm" draw:fill="none" draw:textarea-horizontal-align="justify" draw:textarea-vertical-align="middle" draw:auto-grow-height="false" fo:min-height="1.556cm" fo:min-width="5.306cm" fo:padding-top="0.166cm" fo:padding-bottom="0.166cm" fo:padding-left="0.291cm" fo:padding-right="0.291cm"/>
    </style:style>
    <style:style style:name="gr2" style:family="graphic" style:parent-style-name="standard">
      <style:graphic-properties svg:stroke-width="0.081cm" svg:stroke-color="#000000" draw:marker-start-width="0.322cm" draw:marker-end-width="0.322cm" draw:fill="none" draw:textarea-horizontal-align="justify" draw:textarea-vertical-align="middle" draw:auto-grow-height="false" fo:min-height="1.022cm" fo:min-width="5.262cm" fo:padding-top="0.166cm" fo:padding-bottom="0.166cm" fo:padding-left="0.291cm" fo:padding-right="0.291cm"/>
    </style:style>
    <style:style style:name="gr3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2cm" draw:marker-end-width="0.322cm" draw:fill="none" draw:textarea-horizontal-align="justify" draw:textarea-vertical-align="middle" draw:auto-grow-height="false" fo:min-height="1.022cm" fo:min-width="4.272cm" fo:padding-top="0.166cm" fo:padding-bottom="0.166cm" fo:padding-left="0.291cm" fo:padding-right="0.29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cm" svg:height="2cm" svg:x="11.85cm" svg:y="3cm">
          <text:p text:style-name="P1">Homep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5.99cm" svg:height="1.5cm" svg:x="2.1cm" svg:y="7cm">
          <text:p text:style-name="P1">Abo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5.99cm" svg:height="1.5cm" svg:x="8.767cm" svg:y="7cm">
          <text:p text:style-name="P1">Produc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5.99cm" svg:height="1.5cm" svg:x="15.433cm" svg:y="7cm">
          <text:p text:style-name="P1">Industr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5.99cm" svg:height="1.5cm" svg:x="22.1cm" svg:y="7cm">
          <text:p text:style-name="P1">Sup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4.85cm" svg:y1="5cm" svg:x2="5.095cm" svg:y2="7cm" draw:start-shape="id1" draw:start-glue-point="2" draw:end-shape="id2" draw:end-glue-point="0" svg:d="M14850 5000v1001h-9755v999" svg:viewBox="0 0 9756 2001">
          <text:p/>
        </draw:connector>
        <draw:connector draw:style-name="gr3" draw:text-style-name="P1" draw:layer="layout" svg:x1="14.85cm" svg:y1="5cm" svg:x2="11.762cm" svg:y2="7cm" draw:start-shape="id1" draw:start-glue-point="2" draw:end-shape="id3" draw:end-glue-point="0" svg:d="M14850 5000v1001h-3088v999" svg:viewBox="0 0 3089 2001">
          <text:p/>
        </draw:connector>
        <draw:connector draw:style-name="gr3" draw:text-style-name="P1" draw:layer="layout" svg:x1="14.85cm" svg:y1="5cm" svg:x2="18.428cm" svg:y2="7cm" draw:start-shape="id1" draw:start-glue-point="2" draw:end-shape="id4" draw:end-glue-point="0" svg:d="M14850 5000v1001h3578v999" svg:viewBox="0 0 3579 2001">
          <text:p/>
        </draw:connector>
        <draw:connector draw:style-name="gr3" draw:text-style-name="P1" draw:layer="layout" svg:x1="14.85cm" svg:y1="5cm" svg:x2="25.095cm" svg:y2="7cm" draw:start-shape="id1" draw:start-glue-point="2" draw:end-shape="id5" draw:end-glue-point="0" svg:d="M14850 5000v1001h10245v999" svg:viewBox="0 0 10246 2001">
          <text:p/>
        </draw:connector>
        <draw:custom-shape draw:style-name="gr4" draw:text-style-name="P2" xml:id="id6" draw:id="id6" draw:layer="layout" svg:width="5cm" svg:height="1.5cm" svg:x="3cm" svg:y="10cm">
          <text:p text:style-name="P1">Bl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7" draw:id="id7" draw:layer="layout" svg:width="5cm" svg:height="1.5cm" svg:x="3cm" svg:y="12.6cm">
          <text:p text:style-name="P1">His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8" draw:id="id8" draw:layer="layout" svg:width="5cm" svg:height="1.5cm" svg:x="3cm" svg:y="15.2cm">
          <text:p text:style-name="P1">Care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9" draw:id="id9" draw:layer="layout" svg:width="5cm" svg:height="1.5cm" svg:x="3cm" svg:y="17.8cm">
          <text:p text:style-name="P1">Contac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line-skew="0.341cm" svg:x1="2.1cm" svg:y1="7.75cm" svg:x2="3cm" svg:y2="10.75cm" draw:start-shape="id2" draw:start-glue-point="3" draw:end-shape="id6" draw:end-glue-point="3" svg:d="M2100 7750h-200v3000h1100" svg:viewBox="0 0 1101 3001">
          <text:p/>
        </draw:connector>
        <draw:connector draw:style-name="gr3" draw:text-style-name="P1" draw:layer="layout" draw:line-skew="0.341cm" svg:x1="2.1cm" svg:y1="7.75cm" svg:x2="3cm" svg:y2="13.35cm" draw:start-shape="id2" draw:start-glue-point="3" draw:end-shape="id7" draw:end-glue-point="3" svg:d="M2100 7750h-200v5600h1100" svg:viewBox="0 0 1101 5601">
          <text:p/>
        </draw:connector>
        <draw:connector draw:style-name="gr3" draw:text-style-name="P1" draw:layer="layout" draw:line-skew="0.341cm" svg:x1="2.1cm" svg:y1="7.75cm" svg:x2="3cm" svg:y2="15.95cm" draw:start-shape="id2" draw:start-glue-point="3" draw:end-shape="id8" draw:end-glue-point="3" svg:d="M2100 7750h-200v8200h1100" svg:viewBox="0 0 1101 8201">
          <text:p/>
        </draw:connector>
        <draw:connector draw:style-name="gr3" draw:text-style-name="P1" draw:layer="layout" draw:line-skew="0.341cm" svg:x1="2.1cm" svg:y1="7.75cm" svg:x2="3cm" svg:y2="18.55cm" draw:start-shape="id2" draw:start-glue-point="3" draw:end-shape="id9" draw:end-glue-point="3" svg:d="M2100 7750h-200v10800h1100" svg:viewBox="0 0 1101 10801">
          <text:p/>
        </draw:connector>
        <draw:custom-shape draw:style-name="gr4" draw:text-style-name="P2" xml:id="id10" draw:id="id10" draw:layer="layout" svg:width="5cm" svg:height="1.5cm" svg:x="9.7cm" svg:y="10cm">
          <text:p text:style-name="P1">DesktopAp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1" draw:id="id11" draw:layer="layout" svg:width="5cm" svg:height="1.5cm" svg:x="9.7cm" svg:y="12.6cm">
          <text:p text:style-name="P1">ServerAp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line-skew="0.174cm" svg:x1="8.767cm" svg:y1="7.75cm" svg:x2="9.7cm" svg:y2="10.75cm" draw:start-shape="id3" draw:start-glue-point="3" draw:end-shape="id10" draw:end-glue-point="3" svg:d="M8767 7750h-367v3000h1300" svg:viewBox="0 0 1301 3001">
          <text:p/>
        </draw:connector>
        <draw:connector draw:style-name="gr3" draw:text-style-name="P1" draw:layer="layout" draw:line-skew="0.174cm" svg:x1="8.767cm" svg:y1="7.75cm" svg:x2="9.7cm" svg:y2="13.35cm" draw:start-shape="id3" draw:start-glue-point="3" draw:end-shape="id11" draw:end-glue-point="3" svg:d="M8767 7750h-367v5600h1300" svg:viewBox="0 0 1301 5601">
          <text:p/>
        </draw:connector>
        <draw:custom-shape draw:style-name="gr4" draw:text-style-name="P2" xml:id="id12" draw:id="id12" draw:layer="layout" svg:width="5cm" svg:height="1.5cm" svg:x="16.4cm" svg:y="10cm">
          <text:p text:style-name="P1">Govern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3" draw:id="id13" draw:layer="layout" svg:width="5cm" svg:height="1.5cm" svg:x="16.4cm" svg:y="12.6cm">
          <text:p text:style-name="P1">Bank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4" draw:id="id14" draw:layer="layout" svg:width="5cm" svg:height="1.5cm" svg:x="16.4cm" svg:y="15.2cm">
          <text:p text:style-name="P1">Edu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5" draw:id="id15" draw:layer="layout" svg:width="5cm" svg:height="1.5cm" svg:x="16.4cm" svg:y="17.8cm">
          <text:p text:style-name="P1">Insuran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line-skew="0.208cm" svg:x1="15.433cm" svg:y1="7.75cm" svg:x2="16.4cm" svg:y2="10.75cm" draw:start-shape="id4" draw:start-glue-point="3" draw:end-shape="id12" draw:end-glue-point="3" svg:d="M15433 7750h-333v3000h1300" svg:viewBox="0 0 1301 3001">
          <text:p/>
        </draw:connector>
        <draw:connector draw:style-name="gr3" draw:text-style-name="P1" draw:layer="layout" draw:line-skew="0.208cm" svg:x1="15.433cm" svg:y1="7.75cm" svg:x2="16.4cm" svg:y2="13.35cm" draw:start-shape="id4" draw:start-glue-point="3" draw:end-shape="id13" draw:end-glue-point="3" svg:d="M15433 7750h-333v5600h1300" svg:viewBox="0 0 1301 5601">
          <text:p/>
        </draw:connector>
        <draw:connector draw:style-name="gr3" draw:text-style-name="P1" draw:layer="layout" draw:line-skew="0.208cm" svg:x1="15.433cm" svg:y1="7.75cm" svg:x2="16.4cm" svg:y2="15.95cm" draw:start-shape="id4" draw:start-glue-point="3" draw:end-shape="id14" draw:end-glue-point="3" svg:d="M15433 7750h-333v8200h1300" svg:viewBox="0 0 1301 8201">
          <text:p/>
        </draw:connector>
        <draw:connector draw:style-name="gr3" draw:text-style-name="P1" draw:layer="layout" draw:line-skew="0.208cm" svg:x1="15.433cm" svg:y1="7.75cm" svg:x2="16.4cm" svg:y2="18.55cm" draw:start-shape="id4" draw:start-glue-point="3" draw:end-shape="id15" draw:end-glue-point="3" svg:d="M15433 7750h-333v10800h1300" svg:viewBox="0 0 1301 10801">
          <text:p/>
        </draw:connector>
        <draw:custom-shape draw:style-name="gr4" draw:text-style-name="P2" xml:id="id16" draw:id="id16" draw:layer="layout" svg:width="5cm" svg:height="1.5cm" svg:x="23.1cm" svg:y="10cm">
          <text:p text:style-name="P1">Technical </text:p>
          <text:p text:style-name="P1">Sup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7" draw:id="id17" draw:layer="layout" svg:width="5cm" svg:height="1.5cm" svg:x="23.1cm" svg:y="12.6cm">
          <text:p text:style-name="P1">Train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8" draw:id="id18" draw:layer="layout" svg:width="5cm" svg:height="1.5cm" svg:x="23.1cm" svg:y="15.2cm">
          <text:p text:style-name="P1">Consulting </text:p>
          <text:p text:style-name="P1">Servi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line-skew="0.241cm" svg:x1="22.1cm" svg:y1="7.75cm" svg:x2="23.1cm" svg:y2="10.75cm" draw:start-shape="id5" draw:start-glue-point="3" draw:end-shape="id16" draw:end-glue-point="3" svg:d="M22100 7750h-300v3000h1300" svg:viewBox="0 0 1301 3001">
          <text:p/>
        </draw:connector>
        <draw:connector draw:style-name="gr3" draw:text-style-name="P1" draw:layer="layout" draw:line-skew="0.241cm" svg:x1="22.1cm" svg:y1="7.75cm" svg:x2="23.1cm" svg:y2="13.35cm" draw:start-shape="id5" draw:start-glue-point="3" draw:end-shape="id17" draw:end-glue-point="3" svg:d="M22100 7750h-300v5600h1300" svg:viewBox="0 0 1301 5601">
          <text:p/>
        </draw:connector>
        <draw:connector draw:style-name="gr3" draw:text-style-name="P1" draw:layer="layout" draw:line-skew="0.241cm" svg:x1="22.1cm" svg:y1="7.75cm" svg:x2="23.1cm" svg:y2="15.95cm" draw:start-shape="id5" draw:start-glue-point="3" draw:end-shape="id18" draw:end-glue-point="3" svg:d="M22100 7750h-300v8200h1300" svg:viewBox="0 0 1301 8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30T16:22:30.804531575</meta:creation-date>
    <dc:date>2019-04-30T16:43:22.928836109</dc:date>
    <meta:editing-duration>PT10M41S</meta:editing-duration>
    <meta:editing-cycles>3</meta:editing-cycles>
    <meta:generator>LibreOffice/6.1.4.2$MacOSX_X86_64 LibreOffice_project/9d0f32d1f0b509096fd65e0d4bec26ddd1938fd3</meta:generator>
    <meta:document-statistic meta:object-count="35"/>
  </office:meta>
</office:document-meta>
</file>